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501cm" table:align="margins"/>
    </style:style>
    <style:style style:name="Таблица1.A" style:family="table-column">
      <style:table-column-properties style:column-width="2.161cm" style:rel-column-width="7653*"/>
    </style:style>
    <style:style style:name="Таблица1.B" style:family="table-column">
      <style:table-column-properties style:column-width="12.307cm" style:rel-column-width="43592*"/>
    </style:style>
    <style:style style:name="Таблица1.C" style:family="table-column">
      <style:table-column-properties style:column-width="1.189cm" style:rel-column-width="4211*"/>
    </style:style>
    <style:style style:name="Таблица1.D" style:family="table-column">
      <style:table-column-properties style:column-width="2.845cm" style:rel-column-width="1007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C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IsOCPEUR" fo:font-size="12pt" fo:language="ru" fo:country="RU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IsOCPEUR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IsOCPEUR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.51cm" fo:margin-right="0.485cm" fo:text-indent="0cm" style:auto-text-indent="false"/>
    </style:style>
    <style:style style:name="P9" style:family="paragraph" style:parent-style-name="Standard">
      <style:paragraph-properties fo:margin-left="0.51cm" fo:margin-right="0.485cm" fo:text-align="center" style:justify-single-word="false" fo:text-indent="0cm" style:auto-text-indent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50%" fo:text-align="center" fo:text-indent="0cm" style:writing-mode="lr-tb"/>
    </style:style>
    <style:style style:name="P13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4" style:family="paragraph">
      <style:paragraph-properties fo:margin-left="0cm" fo:margin-right="0cm" fo:line-height="150%" fo:text-align="justify" fo:text-indent="0cm" style:writing-mode="lr-tb"/>
    </style:style>
    <style:style style:name="P15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7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18" style:family="paragraph">
      <style:paragraph-properties fo:margin-left="0cm" fo:margin-right="0cm" fo:line-height="150%" fo:text-align="center" fo:text-indent="1.251cm" style:writing-mode="lr-tb"/>
    </style:style>
    <style:style style:name="P19" style:family="paragraph">
      <style:paragraph-properties fo:margin-left="0cm" fo:margin-right="0cm" fo:line-height="150%" fo:text-align="start" fo:text-indent="1.251cm" style:writing-mode="lr-tb"/>
    </style:style>
    <style:style style:name="P20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font-name="Tahoma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6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10pt" fo:language="ru" fo:country="RU" fo:font-style="italic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10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509cm" svg:height="28.735cm" svg:x="2.004cm" svg:y="0.474cm">
          <text:p/>
          <draw:enhanced-geometry svg:viewBox="0 0 21600 21600" draw:type="rectangle" draw:enhanced-path="M 0 0 L 21600 0 21600 21600 0 21600 0 0 Z N"/>
        </draw:custom-shape>
        <draw:line draw:style-name="gr3" draw:text-style-name="P11" svg:x1="2.898cm" svg:y1="25.123cm" svg:x2="2.898cm" svg:y2="26.672cm">
          <text:p/>
        </draw:line>
        <draw:line draw:style-name="gr3" draw:text-style-name="P11" svg:x1="2.016cm" svg:y1="25.146cm" svg:x2="20.494cm" svg:y2="25.146cm">
          <text:p/>
        </draw:line>
        <draw:line draw:style-name="gr3" draw:text-style-name="P11" svg:x1="4.041cm" svg:y1="25.153cm" svg:x2="4.041cm" svg:y2="29.19cm">
          <text:p/>
        </draw:line>
        <draw:line draw:style-name="gr3" draw:text-style-name="P11" svg:x1="6.558cm" svg:y1="25.175cm" svg:x2="6.558cm" svg:y2="29.191cm">
          <text:p/>
        </draw:line>
        <draw:line draw:style-name="gr3" draw:text-style-name="P11" svg:x1="8.075cm" svg:y1="25.175cm" svg:x2="8.075cm" svg:y2="29.191cm">
          <text:p/>
        </draw:line>
        <draw:line draw:style-name="gr3" draw:text-style-name="P11" svg:x1="9.087cm" svg:y1="25.16cm" svg:x2="9.087cm" svg:y2="29.175cm">
          <text:p/>
        </draw:line>
        <draw:line draw:style-name="gr3" draw:text-style-name="P11" svg:x1="16.674cm" svg:y1="26.677cm" svg:x2="16.676cm" svg:y2="27.671cm">
          <text:p/>
        </draw:line>
        <draw:line draw:style-name="gr4" draw:text-style-name="P11" svg:x1="2.016cm" svg:y1="28.194cm" svg:x2="9.068cm" svg:y2="28.194cm">
          <text:p/>
        </draw:line>
        <draw:line draw:style-name="gr4" draw:text-style-name="P11" svg:x1="2.016cm" svg:y1="28.701cm" svg:x2="9.068cm" svg:y2="28.701cm">
          <text:p/>
        </draw:line>
        <draw:frame draw:style-name="gr5" draw:text-style-name="P13" svg:width="0.817cm" svg:height="0.444cm" svg:x="2.053cm" svg:y="26.207cm">
          <draw:text-box>
            <text:p text:style-name="P12"><text:span text:style-name="T3">Изм.</text:span></text:p>
          </draw:text-box>
        </draw:frame>
        <draw:frame draw:style-name="gr5" draw:text-style-name="P12" svg:width="1.019cm" svg:height="0.444cm" svg:x="2.976cm" svg:y="26.207cm">
          <draw:text-box>
            <text:p text:style-name="P12"><text:span text:style-name="T4">Лист</text:span></text:p>
          </draw:text-box>
        </draw:frame>
        <draw:frame draw:style-name="gr5" draw:text-style-name="P14" svg:width="2.382cm" svg:height="0.444cm" svg:x="4.1cm" svg:y="26.207cm">
          <draw:text-box>
            <text:p text:style-name="P14"><text:span text:style-name="T4">№ </text:span><text:span text:style-name="T4">докум.</text:span></text:p>
          </draw:text-box>
        </draw:frame>
        <draw:frame draw:style-name="gr5" draw:text-style-name="P15" svg:width="1.419cm" svg:height="0.444cm" svg:x="6.613cm" svg:y="26.207cm">
          <draw:text-box>
            <text:p text:style-name="P14"><text:span text:style-name="T3">Подпись</text:span></text:p>
          </draw:text-box>
        </draw:frame>
        <draw:frame draw:style-name="gr5" draw:text-style-name="P14" svg:width="0.925cm" svg:height="0.444cm" svg:x="8.114cm" svg:y="26.207cm">
          <draw:text-box>
            <text:p text:style-name="P14"><text:span text:style-name="T4">Дата</text:span></text:p>
          </draw:text-box>
        </draw:frame>
        <draw:frame draw:style-name="gr5" draw:text-style-name="P16" svg:width="1.364cm" svg:height="0.442cm" svg:x="16.745cm" svg:y="26.705cm">
          <draw:text-box>
            <text:p text:style-name="P12"><text:span text:style-name="T5">Лист</text:span></text:p>
          </draw:text-box>
        </draw:frame>
        <draw:frame draw:style-name="gr5" draw:text-style-name="P14" svg:width="1.364cm" svg:height="0.445cm" svg:x="16.745cm" svg:y="27.229cm">
          <draw:text-box>
            <text:p text:style-name="P12"><text:span text:style-name="T6">13</text:span></text:p>
          </draw:text-box>
        </draw:frame>
        <draw:frame draw:style-name="gr5" draw:text-style-name="P18" svg:width="11.253cm" svg:height="0.685cm" svg:x="9.185cm" svg:y="25.588cm">
          <draw:text-box>
            <text:p text:style-name="P17"><text:span text:style-name="T7">КР-НГТУ-210200.62-(АВР 09-1)-08-12</text:span></text:p>
          </draw:text-box>
        </draw:frame>
        <draw:line draw:style-name="gr3" draw:text-style-name="P11" svg:x1="2.016cm" svg:y1="26.67cm" svg:x2="20.494cm" svg:y2="26.67cm">
          <text:p/>
        </draw:line>
        <draw:line draw:style-name="gr3" draw:text-style-name="P11" svg:x1="2.031cm" svg:y1="26.163cm" svg:x2="9.083cm" svg:y2="26.163cm">
          <text:p/>
        </draw:line>
        <draw:line draw:style-name="gr4" draw:text-style-name="P11" svg:x1="2.016cm" svg:y1="25.65cm" svg:x2="9.118cm" svg:y2="25.645cm">
          <text:p/>
        </draw:line>
        <draw:line draw:style-name="gr4" draw:text-style-name="P11" svg:x1="2.016cm" svg:y1="27.686cm" svg:x2="9.068cm" svg:y2="27.686cm">
          <text:p/>
        </draw:line>
        <draw:line draw:style-name="gr4" draw:text-style-name="P11" svg:x1="2.016cm" svg:y1="27.174cm" svg:x2="9.068cm" svg:y2="27.174cm">
          <text:p/>
        </draw:line>
        <draw:g draw:style-name="gr6">
          <draw:frame draw:style-name="gr5" draw:text-style-name="P14" svg:width="1.968cm" svg:height="0.444cm" svg:x="2.039cm" svg:y="26.719cm">
            <draw:text-box>
              <text:p text:style-name="P14"><text:span text:style-name="T4">Разраб.</text:span></text:p>
            </draw:text-box>
          </draw:frame>
          <draw:frame draw:style-name="gr5" draw:text-style-name="P14" svg:width="2.382cm" svg:height="0.444cm" svg:x="4.101cm" svg:y="26.719cm">
            <draw:text-box>
              <text:p text:style-name="P14"><text:span text:style-name="T8">Муртазина Е.В.</text:span></text:p>
            </draw:text-box>
          </draw:frame>
        </draw:g>
        <draw:g draw:style-name="gr6">
          <draw:frame draw:style-name="gr5" draw:text-style-name="P14" svg:width="1.968cm" svg:height="0.444cm" svg:x="2.039cm" svg:y="27.216cm">
            <draw:text-box>
              <text:p text:style-name="P14"><text:span text:style-name="T4">Провер.</text:span></text:p>
            </draw:text-box>
          </draw:frame>
          <draw:frame draw:style-name="gr5" draw:text-style-name="P14" svg:width="2.382cm" svg:height="0.444cm" svg:x="4.101cm" svg:y="27.216cm">
            <draw:text-box>
              <text:p text:style-name="P14"><text:span text:style-name="T8">Хапов Д.А.</text:span></text:p>
            </draw:text-box>
          </draw:frame>
        </draw:g>
        <draw:g draw:style-name="gr6">
          <draw:frame draw:style-name="gr7" draw:text-style-name="P14" svg:width="1.968cm" svg:height="0.444cm" svg:x="2.039cm" svg:y="27.726cm">
            <draw:text-box>
              <text:p/>
            </draw:text-box>
          </draw:frame>
          <draw:custom-shape draw:style-name="gr8" draw:text-style-name="P10" svg:width="2.382cm" svg:height="0.444cm" svg:x="4.101cm" svg:y="27.72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8cm" svg:height="0.442cm" svg:x="2.039cm" svg:y="28.224cm">
            <draw:text-box>
              <text:p text:style-name="P14"><text:span text:style-name="T4">Н. Контр.</text:span></text:p>
            </draw:text-box>
          </draw:frame>
          <draw:custom-shape draw:style-name="gr8" draw:text-style-name="P10" svg:width="2.382cm" svg:height="0.442cm" svg:x="4.101cm" svg:y="28.225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8cm" svg:height="0.444cm" svg:x="2.039cm" svg:y="28.719cm">
            <draw:text-box>
              <text:p text:style-name="P14"><text:span text:style-name="T4"><text:s/></text:span><text:span text:style-name="T4">Утверд.</text:span></text:p>
            </draw:text-box>
          </draw:frame>
          <draw:custom-shape draw:style-name="gr8" draw:text-style-name="P10" svg:width="2.382cm" svg:height="0.444cm" svg:x="4.101cm" svg:y="28.72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1" svg:x1="15.157cm" svg:y1="26.677cm" svg:x2="15.157cm" svg:y2="29.176cm">
          <text:p/>
        </draw:line>
        <draw:frame draw:style-name="gr5" draw:text-style-name="P19" svg:width="5.822cm" svg:height="2.311cm" svg:x="9.209cm" svg:y="26.784cm">
          <draw:text-box>
            <text:p text:style-name="P18"><text:span text:style-name="T9">Схема электрическая <text:s text:c="11"/>принципиальная и перечень элементов</text:span></text:p>
          </draw:text-box>
        </draw:frame>
        <draw:line draw:style-name="gr3" draw:text-style-name="P11" svg:x1="15.166cm" svg:y1="27.178cm" svg:x2="20.504cm" svg:y2="27.178cm">
          <text:p/>
        </draw:line>
        <draw:line draw:style-name="gr3" draw:text-style-name="P11" svg:x1="15.164cm" svg:y1="27.686cm" svg:x2="20.502cm" svg:y2="27.686cm">
          <text:p/>
        </draw:line>
        <draw:line draw:style-name="gr3" draw:text-style-name="P11" svg:x1="18.189cm" svg:y1="26.677cm" svg:x2="18.191cm" svg:y2="27.671cm">
          <text:p/>
        </draw:line>
        <draw:frame draw:style-name="gr7" draw:text-style-name="P20" svg:width="1.364cm" svg:height="0.442cm" svg:x="15.231cm" svg:y="26.705cm">
          <draw:text-box>
            <text:p/>
          </draw:text-box>
        </draw:frame>
        <draw:frame draw:style-name="gr5" draw:text-style-name="P12" svg:width="2.151cm" svg:height="0.442cm" svg:x="18.271cm" svg:y="26.705cm">
          <draw:text-box>
            <text:p text:style-name="P12"><text:span text:style-name="T6">Листов</text:span></text:p>
          </draw:text-box>
        </draw:frame>
        <draw:frame draw:style-name="gr5" draw:text-style-name="P18" svg:width="2.151cm" svg:height="0.444cm" svg:x="18.283cm" svg:y="27.215cm">
          <draw:text-box>
            <text:p text:style-name="P18"><text:span text:style-name="T10"><text:s/></text:span></text:p>
          </draw:text-box>
        </draw:frame>
        <draw:line draw:style-name="gr4" draw:text-style-name="P11" svg:x1="15.662cm" svg:y1="27.19cm" svg:x2="15.662cm" svg:y2="27.673cm">
          <text:p/>
        </draw:line>
        <draw:line draw:style-name="gr4" draw:text-style-name="P11" svg:x1="16.167cm" svg:y1="27.191cm" svg:x2="16.167cm" svg:y2="27.674cm">
          <text:p/>
        </draw:line>
        <draw:frame draw:style-name="gr5" draw:text-style-name="P18" svg:width="5.19cm" svg:height="0.632cm" svg:x="15.231cm" svg:y="28.088cm">
          <draw:text-box>
            <text:p text:style-name="P18"><text:span text:style-name="T11"><text:s/></text:span></text:p>
          </draw:text-box>
        </draw:frame>
      </draw:g>
      <text:p text:style-name="P8"/>
      <text:p text:style-name="P9"><draw:frame draw:style-name="fr1" draw:name="Объект1" text:anchor-type="paragraph" svg:x="5.38cm" svg:y="0.683cm" svg:width="9.446cm" svg:height="7.21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Поз. обознач.</text:p>
          </table:table-cell>
          <table:table-cell table:style-name="Таблица1.A1" office:value-type="string">
            <text:p text:style-name="P2">Наименование</text:p>
          </table:table-cell>
          <table:table-cell table:style-name="Таблица1.A1" office:value-type="string">
            <text:p text:style-name="P2">Кол.</text:p>
          </table:table-cell>
          <table:table-cell table:style-name="Таблица1.D1" office:value-type="string">
            <text:p text:style-name="P2">Примечание</text:p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>Конденсаторы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2">С1,С5</text:p>
          </table:table-cell>
          <table:table-cell table:style-name="Таблица1.A2" office:value-type="string">
            <text:p text:style-name="P3">К71-7-1,33нФ<text:span text:style-name="T1">±</text:span>1% ОЖ0.461.100ТУ</text:p>
          </table:table-cell>
          <table:table-cell table:style-name="Таблица1.C5" office:value-type="float" office:value="2">
            <text:p text:style-name="P2">2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С3</text:p>
          </table:table-cell>
          <table:table-cell table:style-name="Таблица1.A2" office:value-type="string">
            <text:p text:style-name="P3">К71-7-4,22нФ<text:span text:style-name="T1">±</text:span>1% ОЖ0.461.100ТУ</text:p>
          </table:table-cell>
          <table:table-cell table:style-name="Таблица1.C5" office:value-type="float" office:value="1">
            <text:p text:style-name="P2">1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Катушки индуктивности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7">L2,L4</text:p>
          </table:table-cell>
          <table:table-cell table:style-name="Таблица1.A2" office:value-type="string">
            <text:p text:style-name="P6">19,3 <text:span text:style-name="T2">мкГн ГОСТ 20718-75</text:span></text:p>
          </table:table-cell>
          <table:table-cell table:style-name="Таблица1.C5" office:value-type="float" office:value="2">
            <text:p text:style-name="P2">2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/>
          </table:table-cell>
          <table:table-cell table:style-name="Таблица1.C5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6:02:09.44</dc:date>
    <dc:creator>Ruslan Murtazin</dc:creator>
    <meta:editing-duration>PT1H1M13S</meta:editing-duration>
    <meta:editing-cycles>6</meta:editing-cycles>
    <meta:generator>OpenOffice.org/3.4.1$Win32 OpenOffice.org_project/341m1$Build-9593</meta:generator>
    <meta:document-statistic meta:table-count="1" meta:image-count="0" meta:object-count="1" meta:page-count="1" meta:paragraph-count="15" meta:word-count="22" meta:character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08cm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05cm" svg:stroke-color="#000000" draw:marker-start-width="0.2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8cm" draw:marker-end="Arrow_20_concave" draw:marker-end-width="0.08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draw:marker-start-width="0.28cm" draw:marker-end-width="0.08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cm" draw:marker-start-width="0.28cm" draw:marker-end-width="0.0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svg:stroke-color="#000000" draw:marker-start-width="0.28cm" draw:marker-end="Стили_20_стрелок_20_1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05cm" svg:stroke-color="#000000" draw:marker-start-width="0.28cm" draw:marker-end-width="0.0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ffff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Isocpeur, arial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4cm" svg:height="0.4cm" svg:x="5.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0.4cm" svg:height="0.4cm" svg:x="6.299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0.4cm" svg:height="0.4cm" svg:x="6.699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7.5cm" svg:y1="2.5cm" svg:x2="7.1cm" svg:y2="2.5cm">
          <text:p/>
        </draw:line>
        <draw:custom-shape draw:style-name="gr1" draw:text-style-name="P1" draw:layer="layout" svg:width="0.4cm" svg:height="0.4cm" svg:x="7.89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0.4cm" svg:height="0.4cm" svg:x="8.298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0.4cm" svg:height="0.4cm" svg:x="8.698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7.499cm" svg:y1="2.5cm" svg:x2="7.899cm" svg:y2="2.5cm">
          <text:p/>
        </draw:line>
        <draw:circle draw:style-name="gr3" draw:text-style-name="P1" draw:layer="layout" svg:width="1cm" svg:height="1cm" svg:x="3cm" svg:y="5.2cm">
          <text:p/>
        </draw:circle>
        <draw:g>
          <draw:circle draw:style-name="gr4" draw:text-style-name="P1" draw:layer="layout" svg:width="0.2cm" svg:height="0.2cm" svg:x="3.4cm" svg:y="2.4cm">
            <text:p/>
          </draw:circle>
          <draw:line draw:style-name="gr5" draw:text-style-name="P1" draw:layer="layout" svg:x1="3.6cm" svg:y1="2.4cm" svg:x2="3.4cm" svg:y2="2.6cm">
            <text:p/>
          </draw:line>
        </draw:g>
        <draw:line draw:style-name="gr5" draw:text-style-name="P1" draw:layer="layout" svg:x1="3.3cm" svg:y1="3.5cm" svg:x2="3.7cm" svg:y2="3.5cm">
          <text:p/>
        </draw:line>
        <draw:line draw:style-name="gr5" draw:text-style-name="P1" draw:layer="layout" svg:x1="3.3cm" svg:y1="4.5cm" svg:x2="3.7cm" svg:y2="4.5cm">
          <text:p/>
        </draw:line>
        <draw:line draw:style-name="gr5" draw:text-style-name="P1" draw:layer="layout" svg:x1="3.7cm" svg:y1="3.5cm" svg:x2="3.7cm" svg:y2="4.5cm">
          <text:p/>
        </draw:line>
        <draw:line draw:style-name="gr5" draw:text-style-name="P1" draw:layer="layout" svg:x1="3.3cm" svg:y1="3.5cm" svg:x2="3.3cm" svg:y2="4.5cm">
          <text:p/>
        </draw:line>
        <draw:line draw:style-name="gr5" draw:text-style-name="P1" draw:layer="layout" svg:x1="3.5cm" svg:y1="3.5cm" svg:x2="3.5cm" svg:y2="2.6cm">
          <text:p/>
        </draw:line>
        <draw:line draw:style-name="gr5" draw:text-style-name="P1" draw:layer="layout" svg:x1="3.5cm" svg:y1="4.5cm" svg:x2="3.5cm" svg:y2="5.2cm">
          <text:p/>
        </draw:line>
        <draw:g>
          <draw:circle draw:style-name="gr4" draw:text-style-name="P1" draw:layer="layout" svg:width="0.2cm" svg:height="0.2cm" svg:x="3.399cm" svg:y="7.399cm">
            <text:p/>
          </draw:circle>
          <draw:line draw:style-name="gr5" draw:text-style-name="P1" draw:layer="layout" svg:x1="3.599cm" svg:y1="7.399cm" svg:x2="3.399cm" svg:y2="7.599cm">
            <text:p/>
          </draw:line>
        </draw:g>
        <draw:line draw:style-name="gr5" draw:text-style-name="P1" draw:layer="layout" svg:x1="3.5cm" svg:y1="6.2cm" svg:x2="3.5cm" svg:y2="7.4cm">
          <text:p/>
        </draw:line>
        <draw:line draw:style-name="gr5" draw:text-style-name="P1" draw:layer="layout" svg:x1="3.6cm" svg:y1="2.5cm" svg:x2="5.5cm" svg:y2="2.5cm">
          <text:p/>
        </draw:line>
        <draw:line draw:style-name="gr5" draw:text-style-name="P1" draw:layer="layout" svg:x1="3.6cm" svg:y1="7.5cm" svg:x2="11.4cm" svg:y2="7.5cm">
          <text:p/>
        </draw:line>
        <draw:line draw:style-name="gr5" draw:text-style-name="P1" draw:layer="layout" svg:x1="5.5cm" svg:y1="2.5cm" svg:x2="5.5cm" svg:y2="4.9cm">
          <text:p/>
        </draw:line>
        <draw:line draw:style-name="gr5" draw:text-style-name="P1" draw:layer="layout" svg:x1="5.5cm" svg:y1="7.5cm" svg:x2="5.5cm" svg:y2="5.2cm">
          <text:p/>
        </draw:line>
        <draw:line draw:style-name="gr5" draw:text-style-name="P1" draw:layer="layout" svg:x1="5cm" svg:y1="5.2cm" svg:x2="6cm" svg:y2="5.2cm">
          <text:p/>
        </draw:line>
        <draw:line draw:style-name="gr5" draw:text-style-name="P1" draw:layer="layout" svg:x1="4.999cm" svg:y1="4.899cm" svg:x2="5.999cm" svg:y2="4.899cm">
          <text:p/>
        </draw:line>
        <draw:line draw:style-name="gr5" draw:text-style-name="P1" draw:layer="layout" svg:x1="7.5cm" svg:y1="2.499cm" svg:x2="7.5cm" svg:y2="4.899cm">
          <text:p/>
        </draw:line>
        <draw:line draw:style-name="gr5" draw:text-style-name="P1" draw:layer="layout" svg:x1="7.5cm" svg:y1="7.499cm" svg:x2="7.5cm" svg:y2="5.199cm">
          <text:p/>
        </draw:line>
        <draw:line draw:style-name="gr5" draw:text-style-name="P1" draw:layer="layout" svg:x1="7cm" svg:y1="5.199cm" svg:x2="8cm" svg:y2="5.199cm">
          <text:p/>
        </draw:line>
        <draw:line draw:style-name="gr5" draw:text-style-name="P1" draw:layer="layout" svg:x1="6.999cm" svg:y1="4.898cm" svg:x2="7.999cm" svg:y2="4.898cm">
          <text:p/>
        </draw:line>
        <draw:line draw:style-name="gr5" draw:text-style-name="P1" draw:layer="layout" svg:x1="9.5cm" svg:y1="2.499cm" svg:x2="9.5cm" svg:y2="4.899cm">
          <text:p/>
        </draw:line>
        <draw:line draw:style-name="gr5" draw:text-style-name="P1" draw:layer="layout" svg:x1="9.5cm" svg:y1="7.499cm" svg:x2="9.5cm" svg:y2="5.199cm">
          <text:p/>
        </draw:line>
        <draw:line draw:style-name="gr5" draw:text-style-name="P1" draw:layer="layout" svg:x1="9cm" svg:y1="5.199cm" svg:x2="10cm" svg:y2="5.199cm">
          <text:p/>
        </draw:line>
        <draw:line draw:style-name="gr5" draw:text-style-name="P1" draw:layer="layout" svg:x1="8.999cm" svg:y1="4.898cm" svg:x2="9.999cm" svg:y2="4.898cm">
          <text:p/>
        </draw:line>
        <draw:line draw:style-name="gr6" draw:text-style-name="P1" draw:layer="layout" svg:x1="3.5cm" svg:y1="6cm" svg:x2="3.5cm" svg:y2="5.3cm">
          <text:p/>
        </draw:line>
        <draw:line draw:style-name="gr2" draw:text-style-name="P1" draw:layer="layout" svg:x1="5.5cm" svg:y1="2.5cm" svg:x2="5.9cm" svg:y2="2.5cm">
          <text:p/>
        </draw:line>
        <draw:line draw:style-name="gr5" draw:text-style-name="P1" draw:layer="layout" svg:x1="9.499cm" svg:y1="2.5cm" svg:x2="9.099cm" svg:y2="2.5cm">
          <text:p/>
        </draw:line>
        <draw:g>
          <draw:circle draw:style-name="gr4" draw:text-style-name="P1" draw:layer="layout" svg:width="0.2cm" svg:height="0.2cm" svg:x="11.399cm" svg:y="2.399cm">
            <text:p/>
          </draw:circle>
          <draw:line draw:style-name="gr5" draw:text-style-name="P1" draw:layer="layout" svg:x1="11.599cm" svg:y1="2.399cm" svg:x2="11.399cm" svg:y2="2.599cm">
            <text:p/>
          </draw:line>
        </draw:g>
        <draw:g>
          <draw:circle draw:style-name="gr4" draw:text-style-name="P1" draw:layer="layout" svg:width="0.2cm" svg:height="0.2cm" svg:x="11.398cm" svg:y="7.398cm">
            <text:p/>
          </draw:circle>
          <draw:line draw:style-name="gr5" draw:text-style-name="P1" draw:layer="layout" svg:x1="11.598cm" svg:y1="7.398cm" svg:x2="11.398cm" svg:y2="7.598cm">
            <text:p/>
          </draw:line>
        </draw:g>
        <draw:line draw:style-name="gr5" draw:text-style-name="P1" draw:layer="layout" svg:x1="9.499cm" svg:y1="2.499cm" svg:x2="11.399cm" svg:y2="2.499cm">
          <text:p/>
        </draw:line>
        <draw:line draw:style-name="gr5" draw:text-style-name="P1" draw:layer="layout" svg:x1="11.299cm" svg:y1="4.499cm" svg:x2="11.699cm" svg:y2="4.499cm">
          <text:p/>
        </draw:line>
        <draw:line draw:style-name="gr5" draw:text-style-name="P1" draw:layer="layout" svg:x1="11.299cm" svg:y1="4.499cm" svg:x2="11.299cm" svg:y2="5.499cm">
          <text:p/>
        </draw:line>
        <draw:line draw:style-name="gr5" draw:text-style-name="P1" draw:layer="layout" svg:x1="11.499cm" svg:y1="4.499cm" svg:x2="11.499cm" svg:y2="2.6cm">
          <text:p/>
        </draw:line>
        <draw:line draw:style-name="gr5" draw:text-style-name="P1" draw:layer="layout" svg:x1="11.499cm" svg:y1="5.499cm" svg:x2="11.499cm" svg:y2="7.4cm">
          <text:p/>
        </draw:line>
        <draw:line draw:style-name="gr5" draw:text-style-name="P1" draw:layer="layout" svg:x1="11.298cm" svg:y1="5.498cm" svg:x2="11.698cm" svg:y2="5.498cm">
          <text:p/>
        </draw:line>
        <draw:line draw:style-name="gr5" draw:text-style-name="P1" draw:layer="layout" svg:x1="11.698cm" svg:y1="4.498cm" svg:x2="11.698cm" svg:y2="5.498cm">
          <text:p/>
        </draw:line>
        <draw:frame draw:style-name="gr7" draw:text-style-name="P2" draw:layer="layout" svg:width="1.04cm" svg:height="0.806cm" svg:x="2.16cm" svg:y="3.6cm">
          <draw:text-box>
            <text:p><text:span text:style-name="T1">R</text:span><text:span text:style-name="T2">г</text:span></text:p>
          </draw:text-box>
        </draw:frame>
        <draw:frame draw:style-name="gr7" draw:text-style-name="P2" draw:layer="layout" svg:width="1.133cm" svg:height="0.806cm" svg:x="11.56cm" svg:y="4.6cm">
          <draw:text-box>
            <text:p><text:span text:style-name="T1">R</text:span><text:span text:style-name="T2">н</text:span></text:p>
          </draw:text-box>
        </draw:frame>
        <draw:frame draw:style-name="gr8" draw:text-style-name="P2" draw:layer="layout" svg:width="1.183cm" svg:height="0.856cm" svg:x="5.46cm" svg:y="5.3cm">
          <draw:text-box>
            <text:p><text:span text:style-name="T1">С</text:span><text:span text:style-name="T2">1</text:span></text:p>
          </draw:text-box>
        </draw:frame>
        <draw:frame draw:style-name="gr8" draw:text-style-name="P2" draw:layer="layout" svg:width="1.183cm" svg:height="0.856cm" svg:x="7.46cm" svg:y="5.3cm">
          <draw:text-box>
            <text:p><text:span text:style-name="T1">С</text:span><text:span text:style-name="T2">3</text:span></text:p>
          </draw:text-box>
        </draw:frame>
        <draw:frame draw:style-name="gr8" draw:text-style-name="P2" draw:layer="layout" svg:width="1.183cm" svg:height="0.856cm" svg:x="9.46cm" svg:y="5.3cm">
          <draw:text-box>
            <text:p><text:span text:style-name="T1">С</text:span><text:span text:style-name="T2">5</text:span></text:p>
          </draw:text-box>
        </draw:frame>
        <draw:frame draw:style-name="gr7" draw:text-style-name="P2" draw:layer="layout" svg:width="1.052cm" svg:height="0.806cm" svg:x="5.96cm" svg:y="1.5cm">
          <draw:text-box>
            <text:p><text:span text:style-name="T1">L</text:span><text:span text:style-name="T2">2</text:span></text:p>
          </draw:text-box>
        </draw:frame>
        <draw:frame draw:style-name="gr7" draw:text-style-name="P2" draw:layer="layout" svg:width="1.052cm" svg:height="0.806cm" svg:x="7.96cm" svg:y="1.5cm">
          <draw:text-box>
            <text:p><text:span text:style-name="T1">L</text:span><text:span text:style-name="T2">4</text:span></text:p>
          </draw:text-box>
        </draw:frame>
        <draw:line draw:style-name="gr9" draw:text-style-name="P1" draw:layer="layout" svg:x1="5.9cm" svg:y1="2.5cm" svg:x2="7.1cm" svg:y2="2.5cm">
          <text:p/>
        </draw:line>
        <draw:line draw:style-name="gr9" draw:text-style-name="P1" draw:layer="layout" svg:x1="7.875cm" svg:y1="2.475cm" svg:x2="9.1cm" svg:y2="2.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